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dedede" fo:border="0.06pt solid #000000">
        <style:hyperlink xlink:href="https://projects.rtk-sdo.ru/rtk-ibc/core/front-end-ds/issues/106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#dedede" fo:border="0.06pt solid #000000">
        <style:hyperlink xlink:href="https://projects.rtk-sdo.ru/rtk-ibc/core/front-end-ds/issues/107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dedede" fo:border="0.06pt solid #000000"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dedede" fo:border="0.06pt solid #000000"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 fo:background-color="#dedede" fo:border="0.06pt solid #000000">
        <style:hyperlink xlink:href="https://projects.rtk-sdo.ru/rtk-sdo/rtk-sdo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dedede" fo:border="0.06pt solid #000000"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dedede" fo:border="0.06pt solid #000000"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>
        <style:hyperlink xlink:href="https://projects.rtk-sdo.ru/rtk-sdo/lms-newlook-bundle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 fo:background-color="#dedede" fo:border="0.06pt solid #000000"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 fo:background-color="#dedede" fo:border="0.06pt solid #000000">
        <style:hyperlink xlink:href="https://projects.rtk-sdo.ru/rtk-sdo/xbook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>
        <style:hyperlink xlink:href="https://projects.rtk-sdo.ru/rtk-sdo/xbook/issues/85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>
        <style:hyperlink xlink:href="https://projects.rtk-sdo.ru/rtk-sdo/lms-newlook-bundle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>
        <style:hyperlink xlink:href="https://projects.rtk-sdo.ru/rtk-sdo/lms-newlook-bundle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>
        <style:hyperlink xlink:href="https://projects.rtk-sdo.ru/rtk-sdo/lms-newlook-bundle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>
        <style:hyperlink xlink:href="https://projects.rtk-sdo.ru/rtk-sdo/lms-newlook-bundle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>
        <style:hyperlink xlink:href="https://projects.rtk-sdo.ru/rtk-sdo/lms-newlook-bundle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>
        <style:hyperlink xlink:href="https://projects.rtk-sdo.ru/rtk-sdo/lms-newlook-bundle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>
        <style:hyperlink xlink:href="https://projects.rtk-sdo.ru/rtk-sdo/lms-newlook-bundle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>
        <style:hyperlink xlink:href="https://projects.rtk-sdo.ru/rtk-sdo/lms-newlook-bundle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>
        <style:hyperlink xlink:href="https://projects.rtk-sdo.ru/rtk-sdo/lms-newlook-bundle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>
        <style:hyperlink xlink:href="https://projects.rtk-sdo.ru/rtk-sdo/lms-newlook-bundle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>
        <style:hyperlink xlink:href="https://projects.rtk-sdo.ru/rtk-sdo/lms-newlook-bundle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>
        <style:hyperlink xlink:href="https://projects.rtk-sdo.ru/rtk-sdo/lms-newlook-bundle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>
        <style:hyperlink xlink:href="https://projects.rtk-sdo.ru/rtk-sdo/lms-newlook-bundle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>
        <style:hyperlink xlink:href="https://projects.rtk-sdo.ru/rtk-sdo/lms-newlook-bundle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>
        <style:hyperlink xlink:href="https://projects.rtk-sdo.ru/rtk-sdo/lms-newlook-bundle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>
        <style:hyperlink xlink:href="https://projects.rtk-sdo.ru/rtk-sdo/lms-newlook-bundle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>
        <style:hyperlink xlink:href="https://projects.rtk-sdo.ru/rtk-sdo/lms-newlook-bundle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sdo/lms-newlook-bundle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>
        <style:hyperlink xlink:href="https://projects.rtk-sdo.ru/rtk-sdo/lms-newlook-bundle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sdo/lms-newlook-meteor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dedede" fo:border="0.06pt solid #000000">
        <style:hyperlink xlink:href="https://projects.rtk-sdo.ru/rtk-sdo/lms-newlook-meteor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74" style:family="table-cell" style:parent-style-name="Default">
      <style:table-cell-properties fo:background-color="#dedede" fo:border="0.06pt solid #000000">
        <style:hyperlink xlink:href="https://projects.rtk-sdo.ru/rtk-sdo/lms-newlook-meteor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75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76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77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278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79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280" style:family="table-cell" style:parent-style-name="Default">
      <style:table-cell-properties>
        <style:hyperlink xlink:href="https://projects.rtk-sdo.ru/rtk-sdo/xbook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281" style:family="table-cell" style:parent-style-name="Default">
      <style:table-cell-properties fo:background-color="#dedede" fo:border="0.06pt solid #000000"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282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283" style:family="table-cell" style:parent-style-name="Default">
      <style:table-cell-properties fo:background-color="#dedede" fo:border="0.06pt solid #000000"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284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285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10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 09 2017 - 17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8 09 2017 - 24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5 09 2017 -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7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10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 09 2017 - 17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8 09 2017 - 24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5 09 2017 -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2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" office:value-type="string" calcext:value-type="string">
            <text:p>#106 На главной странице переименовать "Вход для учителей" во "Вход для сотрудников ОУ"</text:p>
          </table:table-cell>
          <table:table-cell office:value-type="string" calcext:value-type="string">
            <text:p>25-08-2017 15:24</text:p>
          </table:table-cell>
          <table:table-cell office:value-type="string" calcext:value-type="string">
            <text:p>25-08-2017 12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" office:value-type="string" calcext:value-type="string">
            <text:p>#107 Заменить главную страницу http://biblio.edu54.ru/ на главную страницу как у openedu54.ru</text:p>
          </table:table-cell>
          <table:table-cell office:value-type="string" calcext:value-type="string">
            <text:p>25-08-2017 17:43</text:p>
          </table:table-cell>
          <table:table-cell office:value-type="string" calcext:value-type="string">
            <text:p>25-08-2017 13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8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9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0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31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2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3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4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5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6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7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38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9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40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1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2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3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4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5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46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7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48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9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0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1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2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3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54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5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6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7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8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9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0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1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2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3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64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5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6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7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68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9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0" office:value-type="string" calcext:value-type="string">
            <text:p>#99 Сделать в Материалах педагогов локализованные ключи в тегах</text:p>
          </table:table-cell>
          <table:table-cell office:value-type="string" calcext:value-type="string">
            <text:p>24-07-2017 12:10</text:p>
          </table:table-cell>
          <table:table-cell office:value-type="string" calcext:value-type="string">
            <text:p>26-08-2017 0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1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2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3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4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5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6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office:value-type="string" calcext:value-type="string">
            <text:p>24-07-2017 11:48</text:p>
          </table:table-cell>
          <table:table-cell office:value-type="string" calcext:value-type="string">
            <text:p>26-08-2017 07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7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8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9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80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1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82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3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4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5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6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7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8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9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0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91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2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3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4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95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6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7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8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9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0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1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2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3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4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5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6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07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08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09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10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1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12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3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14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15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</table:table>
      <table:table table:name="Антон Палий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нтон Палий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10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 09 2017 - 17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8 09 2017 - 24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5 09 2017 -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6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7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8" office:value-type="string" calcext:value-type="string">
            <text:p>#37 Доработка страницы "прогресс"</text:p>
          </table:table-cell>
          <table:table-cell office:value-type="string" calcext:value-type="string">
            <text:p>30-08-2017 13:20</text:p>
          </table:table-cell>
          <table:table-cell office:value-type="string" calcext:value-type="string">
            <text:p>08-09-2017 08:53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19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20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office:value-type="string" calcext:value-type="string">
            <text:p>30-08-2017 08:1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21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office:value-type="string" calcext:value-type="string">
            <text:p>30-08-2017 09:5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10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 09 2017 - 17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8 09 2017 - 24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5 09 2017 -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2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3" office:value-type="string" calcext:value-type="string">
            <text:p>#78 Актуализировать модель данных учебника</text:p>
          </table:table-cell>
          <table:table-cell office:value-type="string" calcext:value-type="string">
            <text:p>07-08-2017 12:27</text:p>
          </table:table-cell>
          <table:table-cell office:value-type="string" calcext:value-type="string">
            <text:p>02-10-2017 10:45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4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5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6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7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8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9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0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1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2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3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4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5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6" office:value-type="string" calcext:value-type="string">
            <text:p>#66 Создание библиотеки компонентов общей для редактора и плэйера</text:p>
          </table:table-cell>
          <table:table-cell office:value-type="string" calcext:value-type="string">
            <text:p>11-07-2017 12:34</text:p>
          </table:table-cell>
          <table:table-cell office:value-type="string" calcext:value-type="string">
            <text:p>02-10-2017 10:45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10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 09 2017 - 17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8 09 2017 - 24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5 09 2017 -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37" office:value-type="string" calcext:value-type="string">
            <text:p>#32 Существует возможность прохождения курса без записи на него</text:p>
          </table:table-cell>
          <table:table-cell office:value-type="string" calcext:value-type="string">
            <text:p>02-06-2017 09:5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138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10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 09 2017 - 17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8 09 2017 - 24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5 09 2017 -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39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0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1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2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3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4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145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46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147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Сергей Окиш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ce15"/>
        <table:table-column table:style-name="co4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Окишев</text:p>
          </table:table-cell>
          <table:covered-table-cell/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Default"/>
          <table:table-cell table:number-columns-repeated="3"/>
          <table:table-cell table:style-name="ce18" office:value-type="string" calcext:value-type="string" table:number-columns-spanned="2" table:number-rows-spanned="1">
            <text:p>&lt; 10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 09 2017 - 17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8 09 2017 - 24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5 09 2017 -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8" office:value-type="string" calcext:value-type="string">
            <text:p>#10 Создание компонента "draftjs"</text:p>
          </table:table-cell>
          <table:table-cell table:style-name="ce15" office:value-type="string" calcext:value-type="string">
            <text:p>15-05-2017 17:12</text:p>
          </table:table-cell>
          <table:table-cell table:style-name="ce15" office:value-type="string" calcext:value-type="string">
            <text:p>11-07-2017 02:30</text:p>
          </table:table-cell>
          <table:table-cell office:value-type="string" calcext:value-type="string">
            <text:p>120:00 h</text:p>
          </table:table-cell>
          <table:table-cell office:value-type="string" calcext:value-type="string">
            <text:p>8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9" office:value-type="string" calcext:value-type="string">
            <text:p>#58 Создать компонент XDraft</text:p>
          </table:table-cell>
          <table:table-cell table:style-name="ce15" office:value-type="string" calcext:value-type="string">
            <text:p>23-06-2017 16:18</text:p>
          </table:table-cell>
          <table:table-cell table:style-name="ce15" office:value-type="string" calcext:value-type="string">
            <text:p>29-06-2017 05:4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0" office:value-type="string" calcext:value-type="string">
            <text:p>#62 Реализовать возможность конвертации учебника в epab</text:p>
          </table:table-cell>
          <table:table-cell table:style-name="ce15" office:value-type="string" calcext:value-type="string">
            <text:p>30-06-2017 12:10</text:p>
          </table:table-cell>
          <table:table-cell table:style-name="ce15" office:value-type="string" calcext:value-type="string">
            <text:p>30-09-2017 14:12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10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 09 2017 - 17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8 09 2017 - 24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5 09 2017 -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1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2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53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54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5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6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7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8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59" office:value-type="string" calcext:value-type="string">
            <text:p>#69 При изменении ширины экрана ломается вёрстка панели a11y</text:p>
          </table:table-cell>
          <table:table-cell table:style-name="Default" office:value-type="string" calcext:value-type="string">
            <text:p>12-07-2017 15:1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0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1" office:value-type="string" calcext:value-type="string">
            <text:p>#84 Отцентрировать лого Просвещения в демо-учебнике</text:p>
          </table:table-cell>
          <table:table-cell office:value-type="string" calcext:value-type="string">
            <text:p>30-08-2017 18:29</text:p>
          </table:table-cell>
          <table:table-cell office:value-type="string" calcext:value-type="string">
            <text:p>30-09-2017 13:04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2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63" office:value-type="string" calcext:value-type="string">
            <text:p>#85 Удалить фавиконку, исправить название приложения</text:p>
          </table:table-cell>
          <table:table-cell table:style-name="Default" office:value-type="string" calcext:value-type="string">
            <text:p>30-09-2017 18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4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65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66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67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68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9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0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1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2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3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74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5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6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7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8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9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0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1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2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3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4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5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6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7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8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9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0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1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2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3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4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5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10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 09 2017 - 17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8 09 2017 - 24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5 09 2017 -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196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&lt; 10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 09 2017 - 17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8 09 2017 - 24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5 09 2017 -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197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198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199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200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201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10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 09 2017 - 17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8 09 2017 - 24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5 09 2017 -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202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03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04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05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06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07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08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09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10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11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12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10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 09 2017 - 17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8 09 2017 - 24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5 09 2017 -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3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4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5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6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17" office:value-type="string" calcext:value-type="string">
            <text:p>#18 На странице авторизации изменить вид ссылки на страницу регистрации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8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19" office:value-type="string" calcext:value-type="string">
            <text:p>#16 В окне авторизации переименовать поле Имя в поле Email</text:p>
          </table:table-cell>
          <table:table-cell table:style-name="Default" office:value-type="string" calcext:value-type="string">
            <text:p>25-05-2017 09:4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0" office:value-type="string" calcext:value-type="string">
            <text:p>#17 На страницы авторизации некорректный текст ошибки при вводе неправильных данных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1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2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3" office:value-type="string" calcext:value-type="string">
            <text:p>#34 Отображение "Приложения оцениваемого персоналом" при нажатии кнопки "Отправка оценки"</text:p>
          </table:table-cell>
          <table:table-cell table:style-name="Default" office:value-type="string" calcext:value-type="string">
            <text:p>02-06-2017 10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4" office:value-type="string" calcext:value-type="string">
            <text:p>#33 Возможность отправить файл на проверку без загрузки самого файла</text:p>
          </table:table-cell>
          <table:table-cell table:style-name="Default" office:value-type="string" calcext:value-type="string">
            <text:p>02-06-2017 10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5" office:value-type="string" calcext:value-type="string">
            <text:p>#36 Не работает задание с кнопкой "Подсказка" в плеере</text:p>
          </table:table-cell>
          <table:table-cell table:style-name="Default" office:value-type="string" calcext:value-type="string">
            <text:p>02-06-2017 10:5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6" office:value-type="string" calcext:value-type="string">
            <text:p>#35 Открытие курса в курсе при одновременном входе двух одинаковых пользователей</text:p>
          </table:table-cell>
          <table:table-cell table:style-name="Default" office:value-type="string" calcext:value-type="string">
            <text:p>02-06-2017 10:3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7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8" office:value-type="string" calcext:value-type="string">
            <text:p>#37 В плеере при адаптации верстки при изменении окна не учитывается наличие скролбара плеера</text:p>
          </table:table-cell>
          <table:table-cell table:style-name="Default" office:value-type="string" calcext:value-type="string">
            <text:p>02-06-2017 11:0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9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0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1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32" office:value-type="string" calcext:value-type="string">
            <text:p>#23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table:style-name="Default" office:value-type="string" calcext:value-type="string">
            <text:p>18-04-2017 12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33" office:value-type="string" calcext:value-type="string">
            <text:p>#22 Некорректно работает прогресс заданий, находящихся в подразделе со статусом "Не оценивается"</text:p>
          </table:table-cell>
          <table:table-cell table:style-name="Default" office:value-type="string" calcext:value-type="string">
            <text:p>18-04-2017 12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34" office:value-type="string" calcext:value-type="string">
            <text:p>#21 Некорректная работа кнопки "Отправка оценки"</text:p>
          </table:table-cell>
          <table:table-cell table:style-name="Default" office:value-type="string" calcext:value-type="string">
            <text:p>18-04-2017 12:2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5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6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37" office:value-type="string" calcext:value-type="string">
            <text:p>#26 "Обрезается" часть интерактивного элемента на странице "Значение мхов"</text:p>
          </table:table-cell>
          <table:table-cell table:style-name="Default" office:value-type="string" calcext:value-type="string">
            <text:p>18-04-2017 11:5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38" office:value-type="string" calcext:value-type="string">
            <text:p>#41 Не обновляется контактная информация о пользователе при входе под другим юзером</text:p>
          </table:table-cell>
          <table:table-cell table:style-name="Default" office:value-type="string" calcext:value-type="string">
            <text:p>07-06-2017 14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39" office:value-type="string" calcext:value-type="string">
            <text:p>#25 Не правильно работает кнопка "Продолжить"</text:p>
          </table:table-cell>
          <table:table-cell table:style-name="Default" office:value-type="string" calcext:value-type="string">
            <text:p>18-04-2017 12:0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40" office:value-type="string" calcext:value-type="string">
            <text:p>#42 Именно в плеере не работают кнопки на странице "Общая характеристика мхов"</text:p>
          </table:table-cell>
          <table:table-cell table:style-name="Default" office:value-type="string" calcext:value-type="string">
            <text:p>07-06-2017 14:3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41" office:value-type="string" calcext:value-type="string">
            <text:p>#24 При просмотре видео не работает кнопка "Развернуть на весь экран"</text:p>
          </table:table-cell>
          <table:table-cell table:style-name="Default" office:value-type="string" calcext:value-type="string">
            <text:p>18-04-2017 12:1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42" office:value-type="string" calcext:value-type="string">
            <text:p>#43 В курсе Биологии не работает задание с викториной</text:p>
          </table:table-cell>
          <table:table-cell table:style-name="Default" office:value-type="string" calcext:value-type="string">
            <text:p>07-06-2017 14:5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43" office:value-type="string" calcext:value-type="string">
            <text:p>#44 В плеере интерактивные задания при "раскрытии" открываются в новой вкладке</text:p>
          </table:table-cell>
          <table:table-cell table:style-name="Default" office:value-type="string" calcext:value-type="string">
            <text:p>08-06-2017 10:4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4" office:value-type="string" calcext:value-type="string">
            <text:p>#45 Реализовать скрытие верхнего меню в плеере AZBUKA на смартфонах</text:p>
          </table:table-cell>
          <table:table-cell office:value-type="string" calcext:value-type="string">
            <text:p>28-08-2017 08:45</text:p>
          </table:table-cell>
          <table:table-cell office:value-type="string" calcext:value-type="string">
            <text:p>29-08-2017 09:11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45" office:value-type="string" calcext:value-type="string">
            <text:p>#27 Кнопка "Отправить оценку" (загрузка файла) доступна при просмотре курса</text:p>
          </table:table-cell>
          <table:table-cell table:style-name="Default" office:value-type="string" calcext:value-type="string">
            <text:p>13-04-2017 14:4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6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47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48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9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0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1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2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3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4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5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6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7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8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9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0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61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62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63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64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5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66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7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68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69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70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71" office:value-type="string" calcext:value-type="string">
            <text:p>#18 На страницы авторизации некорректный текст ошибки при вводе неправильных данных</text:p>
          </table:table-cell>
          <table:table-cell office:value-type="string" calcext:value-type="string">
            <text:p>25-05-2017 09:19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72" office:value-type="string" calcext:value-type="string">
            <text:p>#17 В окне авторизации переименовать поле Имя в поле Email</text:p>
          </table:table-cell>
          <table:table-cell office:value-type="string" calcext:value-type="string">
            <text:p>25-05-2017 09:12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73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74" office:value-type="string" calcext:value-type="string">
            <text:p>#19 На странице авторизации изменить вид ссылки на страницу регистрации</text:p>
          </table:table-cell>
          <table:table-cell office:value-type="string" calcext:value-type="string">
            <text:p>25-05-2017 09:24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&lt; 10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1 09 2017 - 17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18 09 2017 - 24 09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25 09 2017 - 01 10 2017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02 10 2017 - 08 10 2017</text:p>
          </table:table-cell>
          <table:covered-table-cell table:style-name="ce18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5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6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7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8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9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80" office:value-type="string" calcext:value-type="string">
            <text:p>#89 В задании с тремя вариантами, если последовательно ответить на два варианта неверно, то третий вариант также станет недоступным</text:p>
          </table:table-cell>
          <table:table-cell table:style-name="Default" office:value-type="string" calcext:value-type="string">
            <text:p>30-09-2017 18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1" office:value-type="string" calcext:value-type="string">
            <text:p>#67 Реализовать offline режим</text:p>
          </table:table-cell>
          <table:table-cell office:value-type="string" calcext:value-type="string">
            <text:p>12-07-2017 13:00</text:p>
          </table:table-cell>
          <table:table-cell office:value-type="string" calcext:value-type="string">
            <text:p>30-09-2017 14:13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2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3" office:value-type="string" calcext:value-type="string">
            <text:p>#63 Добавить manifest.json</text:p>
          </table:table-cell>
          <table:table-cell office:value-type="string" calcext:value-type="string">
            <text:p>01-07-2017 21:10</text:p>
          </table:table-cell>
          <table:table-cell office:value-type="string" calcext:value-type="string">
            <text:p>16-09-2017 17:28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4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5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7:01:43.535620234</meta:creation-date>
    <dc:date>2017-10-09T07:07:06.905214831</dc:date>
    <meta:editing-duration>P0D</meta:editing-duration>
    <meta:editing-cycles>1</meta:editing-cycles>
    <meta:document-statistic meta:table-count="14" meta:cell-count="1739" meta:object-count="0"/>
    <meta:generator>LibreOffice/4.2.8.2$Linux_X86_64 LibreOffice_project/420m0$Build-2</meta:generator>
  </office:meta>
</office:document-meta>
</file>